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10 Pitch" svg:font-family="'Courier 10 Pitch'"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paragraph-properties fo:margin-top="0.423cm" fo:margin-bottom="0.212cm" fo:keep-with-next="always"/>
      <style:text-properties style:font-name="Nimbus Sans L" fo:font-size="14pt" fo:font-style="italic" fo:font-weight="bold" style:font-name-asian="DejaVu Sans" style:font-size-asian="14pt" style:font-style-asian="italic" style:font-weight-asian="bold" style:font-name-complex="DejaVu Sans" style:font-size-complex="14pt" style:font-style-complex="italic" style:font-weight-complex="bold"/>
    </style:style>
    <style:style style:name="P2" style:family="paragraph" style:parent-style-name="Preformatted_20_Text">
      <style:paragraph-properties fo:margin-left="0cm" fo:margin-right="0cm" fo:text-indent="0cm" style:auto-text-indent="false">
        <style:tab-stops/>
      </style:paragraph-properties>
      <style:text-properties style:font-name="Nimbus Roman No9 L" fo:font-size="12pt" style:font-size-asian="12pt" style:font-size-complex="12pt"/>
    </style:style>
    <style:style style:name="P3" style:family="paragraph" style:parent-style-name="Preformatted_20_Text">
      <style:text-properties style:font-name="Nimbus Roman No9 L" fo:font-size="12pt" style:font-size-asian="12pt" style:font-size-complex="12pt"/>
    </style:style>
    <style:style style:name="P4" style:family="paragraph" style:parent-style-name="Heading_20_2">
      <style:paragraph-properties fo:text-align="justify" style:justify-single-word="false"/>
    </style:style>
    <style:style style:name="P5" style:family="paragraph" style:parent-style-name="Preformatted_20_Text">
      <style:paragraph-properties fo:margin-top="0cm" fo:margin-bottom="0cm" fo:text-align="justify" style:justify-single-word="false"/>
      <style:text-properties style:font-name="Nimbus Roman No9 L" fo:font-size="12pt" style:font-size-asian="12pt" style:font-size-complex="12pt"/>
    </style:style>
    <style:style style:name="P6" style:family="paragraph" style:parent-style-name="Heading_20_2">
      <style:paragraph-properties fo:margin-top="0.423cm" fo:margin-bottom="0.212cm" fo:text-align="justify" style:justify-single-word="false" fo:keep-with-next="always"/>
      <style:text-properties style:font-name="Nimbus Sans L" fo:font-size="14pt" style:font-size-asian="14pt" style:font-size-complex="14pt"/>
    </style:style>
    <style:style style:name="P7" style:family="paragraph" style:parent-style-name="Preformatted_20_Text">
      <style:paragraph-properties fo:text-align="justify" style:justify-single-word="false"/>
      <style:text-properties style:font-name="Nimbus Roman No9 L" fo:font-size="12pt" style:font-size-asian="12pt" style:font-size-complex="12pt"/>
    </style:style>
    <style:style style:name="T1" style:family="text">
      <style:text-properties style:font-name="Courier 10 Pitch" style:font-name-asian="Nimbus Mono L" style:font-name-complex="Nimbus Mono L"/>
    </style:style>
    <style:style style:name="T2" style:family="text">
      <style:text-properties style:font-name-asian="Nimbus Mono L" style:font-name-complex="Nimbus Mono L"/>
    </style:style>
    <style:style style:name="T3" style:family="text">
      <style:text-properties fo:font-style="italic" fo:font-weight="bold" style:font-name-asian="DejaVu Sans" style:font-style-asian="italic" style:font-weight-asian="bold" style:font-name-complex="DejaVu Sans" style:font-style-complex="italic" style:font-weight-complex="bold"/>
    </style:style>
    <style:style style:name="T4" style:family="text">
      <style:text-properties style:font-name="Nimbus Roman No9 L" fo:font-size="12pt" style:font-size-asian="12pt" style:font-size-complex="12pt"/>
    </style:style>
    <style:style style:name="T5" style:family="text">
      <style:text-properties fo:color="#0000ff" style:font-name="Nimbus Roman No9 L" fo:font-size="12pt" style:font-size-asian="12pt" style:font-size-complex="12pt"/>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ite Oil Spray</text:h>
      <text:h text:style-name="P1" text:outline-level="2">Combine</text:h>
      <text:p text:style-name="P2"><text:span text:style-name="T1">½</text:span> litre of vegetable oil (any brand)</text:p>
      <text:p text:style-name="P2"><text:span text:style-name="T1">½</text:span> cup Sunlight dish washing liquid</text:p>
      <text:p text:style-name="P3">Store in a suitable container. </text:p>
      <text:h text:style-name="P4" text:outline-level="2">Dilution</text:h>
      <text:p text:style-name="P5"><text:span text:style-name="T2">To use, first dilute mix by placing 1 tablespoon into a litre of water. <text:s/></text:span>Mix well and spray thoroughly over both sides of the foliage and onto the offending pest. The contents of the stored concentrate will separate over time. <text:s/>Simply ensure that the concentrate is well mixed each time before you attempt to dilute it for use. <text:s/>Spray as often as required.</text:p>
      <text:h text:style-name="P6" text:outline-level="2"><text:span text:style-name="T3">Use</text:span></text:h>
      <text:p text:style-name="P7">Oil based sprays are useful in controlling a wide range of insect pests and mites. In most cases the oil covers the body of the insect or mite, causing it to suffocate. Scale, aphids, pimple psyllids, mites and even young grasshoppers can be killed by contact with the oil. In the case of citrus leaf miner, the shiny oil coating on the leaves repels the moth responsible for laying eggs on the new leaves of citrus plants. These eggs quickly hatch into larvae that tunnel between the upper and lower surfaces of the leaves causing the characteristic silvery trails and distortion of the leaves.</text:p>
      <text:h text:style-name="P6" text:outline-level="2"><text:span text:style-name="T3">Precautions</text:span></text:h>
      <text:p text:style-name="P7">Always following the directions as to the dilution rate as oil-based sprays can burn if applied in strong concentrations. Do not apply in hot weather. Do not use on plants with hairy leaves, ferns or palms and reduce to half strength on native plants with fine foliage (eg leptospermums or tea trees). These precautions apply to home made preparations as well as commercially available oil sprays. <text:s text:c="2"/>Commercially available preparations are generally petroleum-based products and their use is not permitted under organic certification.</text:p>
      <text:p text:style-name="P3"/>
      <text:p text:style-name="Preformatted_20_Text"><text:span text:style-name="T4">For Organic Sprays see </text:span><text:a xlink:type="simple" xlink:href="http://www.zerowaste.sa.gov.au/prog_garden.php"><text:span text:style-name="T5">http://www.zerowaste.sa.gov.au/prog_garden.php</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10 Pitch" svg:font-family="'Courier 10 Pitch'"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AU"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language>en-AU</dc:languag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1" meta:paragraph-count="12" meta:word-count="284" meta:character-count="1699"/>
  </office:meta>
</office:document-meta>
</file>